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4F0000007713CD45E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7.177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8632in" style:rel-column-width="7881*"/>
    </style:style>
    <style:style style:name="Table2.B" style:family="table-column">
      <style:table-column-properties style:column-width="1.2924in" style:rel-column-width="11799*"/>
    </style:style>
    <style:style style:name="Table2.C" style:family="table-column">
      <style:table-column-properties style:column-width="0.7597in" style:rel-column-width="6936*"/>
    </style:style>
    <style:style style:name="Table2.D" style:family="table-column">
      <style:table-column-properties style:column-width="1.3653in" style:rel-column-width="12465*"/>
    </style:style>
    <style:style style:name="Table2.E" style:family="table-column">
      <style:table-column-properties style:column-width="0.8222in" style:rel-column-width="7507*"/>
    </style:style>
    <style:style style:name="Table2.F" style:family="table-column">
      <style:table-column-properties style:column-width="0.0222in" style:rel-column-width="202*"/>
    </style:style>
    <style:style style:name="Table2.G" style:family="table-column">
      <style:table-column-properties style:column-width="2.0528in" style:rel-column-width="187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166in"/>
    </style:style>
    <style:style style:name="Table2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1667in"/>
    </style:style>
    <style:style style:name="Table2.7" style:family="table-row">
      <style:table-row-properties style:min-row-height="0.0097in" fo:background-color="transparent" fo:keep-together="auto">
        <style:background-image/>
      </style:table-row-properties>
    </style:style>
    <style:style style:name="Table2.A7" style:family="table-cell">
      <style:table-cell-properties style:vertical-align="middle" fo:padding="0.0382in" fo:border="0.05pt solid #000000"/>
    </style:style>
    <style:style style:name="Table2.8" style:family="table-row">
      <style:table-row-properties style:row-height="0.2097in" fo:background-color="transparent" fo:keep-together="auto">
        <style:background-image/>
      </style:table-row-properties>
    </style:style>
    <style:style style:name="Table2.B8" style:family="table-cell">
      <style:table-cell-properties style:vertical-align="middle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.F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9" style:family="table-row">
      <style:table-row-properties style:min-row-height="0.0417in" fo:background-color="transparent" fo:keep-together="auto">
        <style:background-image/>
      </style:table-row-properties>
    </style:style>
    <style:style style:name="Table3" style:family="table">
      <style:table-properties style:width="2.0799in" table:align="margins"/>
    </style:style>
    <style:style style:name="Table3.A" style:family="table-column">
      <style:table-column-properties style:column-width="2.0799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0.0097in"/>
    </style:style>
    <style:style style:name="Table3.A6" style:family="table-cell">
      <style:table-cell-properties fo:padding="0.0382in" fo:border-left="0.05pt solid #000000" fo:border-right="0.05pt solid #000000" fo:border-top="0.05pt solid #000000" fo:border-bottom="none"/>
    </style:style>
    <style:style style:name="P1" style:family="paragraph" style:parent-style-name="Standard">
      <style:text-properties officeooo:rsid="0005da62" officeooo:paragraph-rsid="0005da62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paragraph-rsid="006b5c57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officeooo:paragraph-rsid="005d1b86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officeooo:rsid="0051e2d4" officeooo:paragraph-rsid="006b314c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5d1b86" style:font-size-asian="9pt" style:font-size-complex="9pt"/>
    </style:style>
    <style:style style:name="P7" style:family="paragraph" style:parent-style-name="Table_20_Contents">
      <style:text-properties fo:color="#0000ff" style:font-name="Arial" fo:font-size="8pt" officeooo:rsid="00099b8e" officeooo:paragraph-rsid="002ff73a" style:font-size-asian="8pt" style:font-size-complex="8pt"/>
    </style:style>
    <style:style style:name="P8" style:family="paragraph" style:parent-style-name="Table_20_Contents">
      <style:text-properties fo:color="#0000ff" style:font-name="Arial" fo:font-size="8pt" officeooo:rsid="00099b8e" officeooo:paragraph-rsid="0030bb0c" style:font-size-asian="8pt" style:font-size-complex="8pt"/>
    </style:style>
    <style:style style:name="P9" style:family="paragraph" style:parent-style-name="Table_20_Contents">
      <style:text-properties fo:color="#0000ff" style:font-name="Arial" fo:font-size="8pt" officeooo:rsid="00099b8e" officeooo:paragraph-rsid="0044b848" style:font-size-asian="8pt" style:font-size-complex="8pt"/>
    </style:style>
    <style:style style:name="P10" style:family="paragraph" style:parent-style-name="Table_20_Contents">
      <style:text-properties fo:color="#0000ff" style:font-name="Arial" fo:font-size="8pt" officeooo:rsid="00099b8e" officeooo:paragraph-rsid="0044d127" style:font-size-asian="8pt" style:font-size-complex="8pt"/>
    </style:style>
    <style:style style:name="P11" style:family="paragraph" style:parent-style-name="Table_20_Contents">
      <style:text-properties fo:color="#0000ff" style:font-name="Arial" fo:font-size="8pt" officeooo:rsid="00099b8e" officeooo:paragraph-rsid="00585192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color="#0000ff" style:font-name="Arial" fo:font-size="8pt" officeooo:rsid="00099b8e" officeooo:paragraph-rsid="006e325a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5ee6f8"/>
    </style:style>
    <style:style style:name="P15" style:family="paragraph" style:parent-style-name="Table_20_Contents">
      <style:paragraph-properties fo:text-align="center" style:justify-single-word="false"/>
      <style:text-properties officeooo:paragraph-rsid="0048f0de"/>
    </style:style>
    <style:style style:name="P16" style:family="paragraph" style:parent-style-name="Table_20_Contents">
      <style:paragraph-properties fo:text-align="center" style:justify-single-word="false"/>
      <style:text-properties officeooo:paragraph-rsid="004975ae"/>
    </style:style>
    <style:style style:name="P17" style:family="paragraph" style:parent-style-name="Table_20_Contents">
      <style:text-properties style:use-window-font-color="true" style:font-name="Arial" fo:font-size="8pt" officeooo:rsid="004e428b" officeooo:paragraph-rsid="004e428b" style:font-size-asian="8pt" style:font-size-complex="8pt"/>
    </style:style>
    <style:style style:name="P18" style:family="paragraph" style:parent-style-name="Table_20_Contents">
      <style:text-properties style:use-window-font-color="true" style:font-name="Arial" fo:font-size="8pt" officeooo:rsid="0005da62" officeooo:paragraph-rsid="0005da62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Arial" fo:font-size="8pt" officeooo:rsid="0041cef6" officeooo:paragraph-rsid="0041cef6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style:font-name="Arial" fo:font-size="8pt" officeooo:rsid="0041cef6" officeooo:paragraph-rsid="00467d9c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style:font-name="Arial" fo:font-size="8pt" officeooo:paragraph-rsid="00099b8e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Arial" fo:font-size="8pt" officeooo:rsid="00065ac5" officeooo:paragraph-rsid="00065ac5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Arial" fo:font-size="8pt" officeooo:rsid="00065ac5" officeooo:paragraph-rsid="001d39b8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Arial" fo:font-size="8pt" officeooo:paragraph-rsid="005d1b86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font-name="Arial" fo:font-size="8pt" fo:font-weight="bold" officeooo:rsid="0008e2ba" officeooo:paragraph-rsid="0008e2ba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fo:font-size="8pt" style:font-size-asian="8pt" style:font-size-complex="8pt"/>
    </style:style>
    <style:style style:name="P27" style:family="paragraph" style:parent-style-name="Table_20_Contents">
      <style:paragraph-properties fo:text-align="end" style:justify-single-word="false"/>
    </style:style>
    <style:style style:name="P28" style:family="paragraph" style:parent-style-name="Frame_20_contents" style:master-page-name="">
      <style:paragraph-properties style:page-number="auto" fo:break-before="auto" fo:break-after="auto"/>
    </style:style>
    <style:style style:name="P29" style:family="paragraph" style:parent-style-name="Table_20_Contents">
      <style:paragraph-properties fo:margin-top="0.0299in" fo:margin-bottom="0in" style:contextual-spacing="false" fo:text-align="start" style:justify-single-word="false"/>
      <style:text-properties officeooo:paragraph-rsid="0067198d"/>
    </style:style>
    <style:style style:name="T1" style:family="text">
      <style:text-properties officeooo:rsid="00065ac5"/>
    </style:style>
    <style:style style:name="T2" style:family="text">
      <style:text-properties style:text-underline-style="solid" style:text-underline-width="auto" style:text-underline-color="font-color" officeooo:rsid="00065ac5"/>
    </style:style>
    <style:style style:name="T3" style:family="text">
      <style:text-properties style:use-window-font-color="true" style:font-name="Arial"/>
    </style:style>
    <style:style style:name="T4" style:family="text">
      <style:text-properties style:use-window-font-color="true" style:font-name="Arial" fo:font-size="8pt" style:font-size-asian="8pt" style:font-size-complex="8pt"/>
    </style:style>
    <style:style style:name="T5" style:family="text">
      <style:text-properties style:use-window-font-color="true" style:font-name="Arial" fo:font-size="8pt" officeooo:rsid="00099b8e" style:font-size-asian="8pt" style:font-size-complex="8pt"/>
    </style:style>
    <style:style style:name="T6" style:family="text">
      <style:text-properties style:use-window-font-color="true" style:font-name="Arial" fo:font-size="7pt" officeooo:rsid="00099b8e" style:font-size-asian="7pt" style:font-size-complex="7pt"/>
    </style:style>
    <style:style style:name="T7" style:family="text">
      <style:text-properties style:use-window-font-color="true" style:font-name="Arial" officeooo:rsid="000a8d0c"/>
    </style:style>
    <style:style style:name="T8" style:family="text">
      <style:text-properties style:use-window-font-color="true" style:font-name="Arial" fo:font-weight="normal" officeooo:rsid="00065ac5" style:font-weight-asian="normal" style:font-weight-complex="normal"/>
    </style:style>
    <style:style style:name="T9" style:family="text">
      <style:text-properties style:use-window-font-color="true" style:font-name="Arial" officeooo:rsid="006b314c"/>
    </style:style>
    <style:style style:name="T10" style:family="text">
      <style:text-properties style:use-window-font-color="true" style:font-name="Arial" fo:font-weight="bold" style:font-weight-asian="bold" style:font-weight-complex="bold"/>
    </style:style>
    <style:style style:name="T11" style:family="text">
      <style:text-properties style:use-window-font-color="true" style:font-name="Arial" fo:font-weight="bold" officeooo:rsid="0005da62" style:font-weight-asian="bold" style:font-weight-complex="bold"/>
    </style:style>
    <style:style style:name="T12" style:family="text">
      <style:text-properties style:use-window-font-color="true" style:font-name="Arial" fo:font-weight="bold" officeooo:rsid="006b314c" style:font-weight-asian="bold" style:font-weight-complex="bold"/>
    </style:style>
    <style:style style:name="T13" style:family="text">
      <style:text-properties style:use-window-font-color="true" style:font-name="Arial" fo:font-weight="bold" officeooo:rsid="000a8d0c" style:font-weight-asian="bold" style:font-weight-complex="bold"/>
    </style:style>
    <style:style style:name="T14" style:family="text">
      <style:text-properties style:use-window-font-color="true" fo:font-weight="bold" officeooo:rsid="0055801d" style:font-weight-asian="bold" style:font-weight-complex="bold"/>
    </style:style>
    <style:style style:name="T15" style:family="text">
      <style:text-properties style:use-window-font-color="true" fo:font-weight="bold" officeooo:rsid="0008e2ba" style:font-weight-asian="bold" style:font-weight-complex="bold"/>
    </style:style>
    <style:style style:name="T16" style:family="text">
      <style:text-properties style:use-window-font-color="true" officeooo:rsid="00065ac5"/>
    </style:style>
    <style:style style:name="T17" style:family="text">
      <style:text-properties style:use-window-font-color="true" officeooo:rsid="000c7c4a"/>
    </style:style>
    <style:style style:name="T18" style:family="text">
      <style:text-properties officeooo:rsid="004e428b"/>
    </style:style>
    <style:style style:name="fr1" style:family="graphic" style:parent-style-name="Frame">
      <style:graphic-properties style:protect="none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top="0.0799in" fo:margin-bottom="0.0799in" style:protect="none" style:wrap="none" style:vertical-pos="from-top" style:vertical-rel="paragraph" style:horizontal-pos="from-left" style:horizontal-rel="paragraph" fo:background-color="transparent" style:background-transparency="100%" draw:fill="solid" fo:padding="0in" fo:border="none" style:shadow="none" draw:shadow-opacity="100%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draw:frame draw:style-name="fr1" draw:name="Frame2" text:anchor-type="paragraph" svg:x="0.0902in" svg:y="0.778in" svg:width="7.178in" draw:z-index="1"><draw:text-box fo:min-height="2.9307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column table:style-name="Table2.G"/><table:table-row><table:table-cell table:style-name="Table2.A1" office:value-type="string"><text:p text:style-name="P17">Customer</text:p></table:table-cell><table:table-cell table:style-name="Table2.B1" table:number-columns-spanned="6" office:value-type="string"><text:p text:style-name="P9"><text:span text:style-name="Source_20_Text"><text:span text:style-name="T3"><text:text-input text:description="&lt;o.customer&gt;">customer</text:text-input></text:span></text:span></text:p></table:table-cell><table:covered-table-cell/><table:covered-table-cell/><table:covered-table-cell/><table:covered-table-cell/><table:covered-table-cell/></table:table-row><table:table-row><table:table-cell table:style-name="Table2.A2" office:value-type="string"><text:p text:style-name="P17">Size</text:p></table:table-cell><table:table-cell table:style-name="Table2.B2" table:number-columns-spanned="6" office:value-type="string"><text:p text:style-name="P8"><text:span text:style-name="Source_20_Text"><text:span text:style-name="T3"><text:text-input text:description="&lt;o.name&gt;">job_card_name</text:text-input></text:span></text:span></text:p></table:table-cell><table:covered-table-cell/><table:covered-table-cell/><table:covered-table-cell/><table:covered-table-cell/><table:covered-table-cell/></table:table-row><table:table-row><table:table-cell table:style-name="Table2.A2" office:value-type="string"><text:p text:style-name="P18">S<text:span text:style-name="T18">pecification</text:span></text:p></table:table-cell><table:table-cell table:style-name="Table2.B2" table:number-columns-spanned="6" office:value-type="string"><text:p text:style-name="P7"><text:span text:style-name="Source_20_Text"><text:span text:style-name="T3"><text:text-input text:description="&lt;o.spec&gt;">specification</text:text-input></text:span></text:span></text:p></table:table-cell><table:covered-table-cell/><table:covered-table-cell/><table:covered-table-cell/><table:covered-table-cell/><table:covered-table-cell/></table:table-row><table:table-row><table:table-cell table:style-name="Table2.A2" table:number-rows-spanned="3" office:value-type="string"><text:p text:style-name="P18"/><text:p text:style-name="P25">Calibrated Parameters</text:p></table:table-cell><table:table-cell table:style-name="Table2.A2" table:number-columns-spanned="5" office:value-type="string"><text:p text:style-name="P12"><text:span text:style-name="T14">ID No.</text:span><text:span text:style-name="T15"> </text:span><text:span text:style-name="Source_20_Text"><text:span text:style-name="T10"><text:text-input text:description="&lt;o.qa_otherid&gt;">qa_goid</text:text-input></text:span></text:span></text:p></table:table-cell><table:covered-table-cell/><table:covered-table-cell/><table:covered-table-cell/><table:covered-table-cell/><table:table-cell table:style-name="Table2.B2" office:value-type="string"><text:p text:style-name="P12"/></table:table-cell></table:table-row><table:table-row table:style-name="Table2.5"><table:covered-table-cell/><table:table-cell table:style-name="Table2.B5" table:number-columns-spanned="2" office:value-type="string"><text:p text:style-name="P3"><text:span text:style-name="Source_20_Text"><text:span text:style-name="T11">GO</text:span></text:span></text:p></table:table-cell><table:covered-table-cell/><table:table-cell table:style-name="Table2.B5" table:number-columns-spanned="2" office:value-type="string"><text:p text:style-name="P25">NOGO</text:p></table:table-cell><table:covered-table-cell/><table:table-cell table:style-name="Table2.F5" table:number-columns-spanned="2" office:value-type="string"><text:p text:style-name="P21"/></table:table-cell><table:covered-table-cell/></table:table-row><table:table-row table:style-name="Table2.6"><table:covered-table-cell/><table:table-cell table:style-name="Table2.B5" office:value-type="string"><text:p text:style-name="P19">Specified</text:p></table:table-cell><table:table-cell table:style-name="Table2.B5" office:value-type="string"><text:p text:style-name="P20">Observed</text:p></table:table-cell><table:table-cell table:style-name="Table2.B5" office:value-type="string"><text:p text:style-name="P20">Specified</text:p></table:table-cell><table:table-cell table:style-name="Table2.B5" office:value-type="string"><text:p text:style-name="P19">Observed</text:p></table:table-cell><table:table-cell table:style-name="Table2.F5" table:number-columns-spanned="2" office:value-type="string"><text:p text:style-name="P22"/></table:table-cell><table:covered-table-cell/></table:table-row><table:table-row table:style-name="Table2.7"><table:table-cell table:style-name="Table2.A7" table:number-columns-spanned="7" office:value-type="string"><text:p text:style-name="P13"><text:span text:style-name="Source_20_Text"><text:span text:style-name="T4"><text:text-input text:description="&lt;for each=&quot;line in get_move_lines(o,'snape_gauge')&quot;&gt;">for loop start lines</text:text-input></text:span></text:span></text:p></table:table-cell><table:covered-table-cell/><table:covered-table-cell/><table:covered-table-cell/><table:covered-table-cell/><table:covered-table-cell/><table:covered-table-cell/></table:table-row><table:table-row table:style-name="Table2.8"><table:table-cell table:style-name="Table2.B5" office:value-type="string"><text:p text:style-name="P27"><text:span text:style-name="Source_20_Text"><text:span text:style-name="T4"><text:text-input text:description="&lt;line['param'] &gt;">param</text:text-input></text:span></text:span></text:p></table:table-cell><table:table-cell table:style-name="Table2.B8" office:value-type="string"><text:p text:style-name="P13"><text:span text:style-name="Source_20_Text"><text:span text:style-name="T4"><text:text-input text:description="&lt;line['go_value'] &gt;">go_value</text:text-input></text:span></text:span></text:p></table:table-cell><table:table-cell table:style-name="Table2.B8" office:value-type="string"><text:p text:style-name="P15"><text:span text:style-name="Source_20_Text"><text:span text:style-name="T4"><text:text-input text:description="&lt;line['observed_go'] &gt;">observed_go</text:text-input></text:span></text:span></text:p></table:table-cell><table:table-cell table:style-name="Table2.B8" office:value-type="string"><text:p text:style-name="P13"><text:span text:style-name="Source_20_Text"><text:span text:style-name="T4"><text:text-input text:description="&lt;line['nogo_value'] &gt;">nogo_value</text:text-input></text:span></text:span></text:p></table:table-cell><table:table-cell table:style-name="Table2.B8" office:value-type="string"><text:p text:style-name="P16"><text:span text:style-name="Source_20_Text"><text:span text:style-name="T4"><text:text-input text:description="&lt;line['observed_nogo'] &gt;">observed_nogo</text:text-input></text:span></text:span></text:p></table:table-cell><table:table-cell table:style-name="Table2.F8" table:number-columns-spanned="2" office:value-type="string"><text:p text:style-name="P26"/></table:table-cell><table:covered-table-cell/></table:table-row><table:table-row table:style-name="Table2.9"><table:table-cell table:style-name="Table2.F5" table:number-columns-spanned="7" office:value-type="string"><text:p text:style-name="P14"><text:span text:style-name="Source_20_Text"><text:span text:style-name="T4"><text:text-input text:description="&lt;/for&gt;">for loop end</text:text-input></text:span></text:span><text:span text:style-name="Source_20_Text"><text:span text:style-name="T4"> </text:span></text:span><text:span text:style-name="Source_20_Text"><text:span text:style-name="T5"><text:text-input text:description="&lt;o.npl_certificate_no&gt;">npl_certificate_no</text:text-input></text:span></text:span></text:p></table:table-cell><table:covered-table-cell/><table:covered-table-cell/><table:covered-table-cell/><table:covered-table-cell/><table:covered-table-cell/><table:covered-table-cell/></table:table-row></table:table><text:p text:style-name="P28"/></draw:text-box></draw:frame><draw:frame draw:style-name="fr2" draw:name="Frame3" text:anchor-type="paragraph" svg:x="5.1902in" svg:y="0.7799in" svg:width="2.0799in" svg:height="2.0118in" draw:z-index="2"><draw:text-box><table:table table:name="Table3" table:style-name="Table3"><table:table-column table:style-name="Table3.A"/><table:table-row><table:table-cell table:style-name="Table3.A1" office:value-type="string"><text:p text:style-name="P5"><text:span text:style-name="Source_20_Text"><text:span text:style-name="T12">Certificate No. </text:span></text:span><text:span text:style-name="Source_20_Text"><text:span text:style-name="T13"><text:text-input text:description="&lt;o.certificate_no&gt;">certificate_no</text:text-input></text:span></text:span></text:p></table:table-cell></table:table-row><table:table-row><table:table-cell table:style-name="Table3.A2" office:value-type="string"><text:p text:style-name="P11"><text:span text:style-name="T16">Issue Date <text:s/></text:span><text:span text:style-name="Source_20_Text"><text:span text:style-name="T8"><text:text-input text:description="&lt;o.get_value('issue_date')&gt;">issue_date</text:text-input></text:span></text:span></text:p></table:table-cell></table:table-row><table:table-row><table:table-cell table:style-name="Table3.A2" office:value-type="string"><text:p text:style-name="P10"><text:span text:style-name="T17">Dimensions in </text:span><text:span text:style-name="Source_20_Text"><text:span text:style-name="T3"><text:text-input text:description="&lt;o.get_value('uom')&gt;">uom</text:text-input></text:span></text:span></text:p></table:table-cell></table:table-row><table:table-row><table:table-cell table:style-name="Table3.A2" office:value-type="string"><text:p text:style-name="P23">Measurements Carried out at </text:p><text:p text:style-name="P24"><text:span text:style-name="T1">20 </text:span><text:span text:style-name="T2">+</text:span><text:span text:style-name="T1"> 1 C &amp; RH 50 </text:span><text:span text:style-name="T2">+</text:span><text:span text:style-name="T1"> 10 using measuring equipments &amp; Masters traceable to National standards vide Calibration by NPL &amp; NABL accredited Laboratories.</text:span></text:p><text:p text:style-name="P29"><text:span text:style-name="Source_20_Text"><text:span text:style-name="T5">NPL Certificate No. - </text:span></text:span><text:span text:style-name="Source_20_Text"><text:span text:style-name="T5"><text:text-input text:description="&lt;o.npl_certificate_no&gt;">npl_certificate_no</text:text-input></text:span></text:span></text:p></table:table-cell></table:table-row><table:table-row table:style-name="Table3.5"><table:table-cell table:style-name="Table3.A2" office:value-type="string"><text:p text:style-name="P4"><text:span text:style-name="Source_20_Text"><text:span text:style-name="T5"><text:text-input text:description="&lt;o.oa_no&gt;">doc_details</text:text-input></text:span></text:span></text:p></table:table-cell></table:table-row><table:table-row table:style-name="Table3.5"><table:table-cell table:style-name="Table3.A6" office:value-type="string"><text:p text:style-name="P6"><text:span text:style-name="Source_20_Text"><text:span text:style-name="T6">Calibrated By- </text:span></text:span><text:span text:style-name="Source_20_Text"><text:span text:style-name="T6"><text:text-input text:description="&lt;o.calibrated_by&gt;">calibrated_by</text:text-input></text:span></text:span></text:p></table:table-cell></table:table-row></table:table><text:p text:style-name="Frame_20_contents"/></draw:text-box></draw:frame><draw:frame draw:style-name="fr3" draw:name="graphics1" text:anchor-type="paragraph" svg:x="0.0902in" svg:y="0.3827in" svg:width="7.1882in" svg:height="0.3957in" draw:z-index="0"><draw:image xlink:href="Pictures/100000000000084F0000007713CD45E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3.9in" style:num-format="1" style:print-orientation="portrait" fo:margin-top="0in" fo:margin-bottom="0in" fo:margin-left="0.3937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6:18:30.99</meta:creation-date>
    <dc:date>2014-08-06T20:05:00.622442528</dc:date>
    <meta:editing-duration>P1DT1H13M28S</meta:editing-duration>
    <meta:editing-cycles>101</meta:editing-cycles>
    <meta:generator>LibreOffice/4.2.5.2$Linux_X86_64 LibreOffice_project/420m0$Build-2</meta:generator>
    <dc:creator>sandeep </dc:creator>
    <meta:document-statistic meta:table-count="2" meta:image-count="1" meta:object-count="0" meta:page-count="1" meta:paragraph-count="29" meta:word-count="114" meta:character-count="590" meta:non-whitespace-character-count="539"/>
  </office:meta>
</office:document-meta>
</file>